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043in" fo:line-height="100%" fo:background-color="#f4f7f9">
        <style:background-image/>
      </style:paragraph-properties>
    </style:style>
    <style:style style:name="P2" style:family="paragraph" style:parent-style-name="Standard">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3" style:family="paragraph" style:parent-style-name="Standard">
      <style:paragraph-properties fo:margin-top="0in" fo:margin-bottom="0.1043in" fo:line-height="100%" fo:background-color="#f4f7f9">
        <style:background-image/>
      </style:paragraph-properties>
      <style:text-properties fo:color="#566375" style:font-name="Segoe UI" fo:font-size="11.5pt" fo:font-weight="bold" style:font-name-asian="Times New Roman1" style:font-size-asian="11.5pt" style:font-weight-asian="bold" style:font-name-complex="Segoe UI1" style:font-size-complex="11.5pt" style:font-weight-complex="bold"/>
    </style:style>
    <style:style style:name="P4" style:family="paragraph" style:parent-style-name="Standard">
      <style:paragraph-properties fo:margin-top="0in" fo:margin-bottom="0.1043in" fo:line-height="100%" fo:background-color="#f4f7f9">
        <style:background-image/>
      </style:paragraph-properties>
      <style:text-properties fo:color="#566375" style:font-name="Segoe UI" fo:font-size="11.5pt" style:text-underline-style="solid" style:text-underline-width="auto" style:text-underline-color="font-color" style:font-name-asian="Times New Roman1" style:font-size-asian="11.5pt" style:font-name-complex="Segoe UI1" style:font-size-complex="11.5pt"/>
    </style:style>
    <style:style style:name="P5" style:family="paragraph" style:parent-style-name="Standard">
      <style:paragraph-properties fo:margin-top="0in" fo:margin-bottom="0.1043in" fo:line-height="100%" fo:background-color="#f4f7f9">
        <style:background-image/>
      </style:paragraph-properties>
      <style:text-properties fo:color="#566375" style:font-name="Segoe UI" fo:font-size="11.5pt" style:text-underline-style="solid" style:text-underline-width="auto" style:text-underline-color="font-color" fo:font-weight="bold" style:font-name-asian="Times New Roman1" style:font-size-asian="11.5pt" style:font-weight-asian="bold" style:font-name-complex="Segoe UI1" style:font-size-complex="11.5pt" style:font-weight-complex="bold"/>
    </style:style>
    <style:style style:name="P6" style:family="paragraph" style:parent-style-name="Standard">
      <style:paragraph-properties fo:margin-top="0in" fo:margin-bottom="0.1043in" fo:line-height="100%" fo:background-color="#f4f7f9">
        <style:background-image/>
      </style:paragraph-properties>
      <style:text-properties fo:color="#29303b" style:font-name="Helvetica" fo:font-size="11.5pt" style:font-size-asian="11.5pt" style:font-name-complex="Helvetica1" style:font-size-complex="11.5pt"/>
    </style:style>
    <style:style style:name="P7" style:family="paragraph" style:parent-style-name="Standard" style:master-page-name="Standard">
      <style:paragraph-properties fo:margin-top="0in" fo:margin-bottom="0.1043in" fo:line-height="100%" style:page-number="auto"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8" style:family="paragraph" style:parent-style-name="Standard" style:list-style-name="L1">
      <style:paragraph-properties fo:margin-top="0in" fo:margin-bottom="0.1043in" fo:line-height="100%" fo:background-color="#f4f7f9">
        <style:background-image/>
      </style:paragraph-properties>
      <style:text-properties fo:color="#566375" style:font-name="Segoe UI" fo:font-size="11.5pt" style:text-underline-style="none" fo:font-weight="bold" style:font-name-asian="Times New Roman1" style:font-size-asian="11.5pt" style:font-weight-asian="bold" style:font-name-complex="Segoe UI1" style:font-size-complex="11.5pt" style:font-weight-complex="bold"/>
    </style:style>
    <style:style style:name="P9" style:family="paragraph" style:parent-style-name="Standard" style:list-style-name="WWNum1">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0" style:family="paragraph" style:parent-style-name="Standard" style:list-style-name="WWNum2">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1" style:family="paragraph" style:parent-style-name="Standard" style:list-style-name="WWNum3">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2" style:family="paragraph" style:parent-style-name="Standard" style:list-style-name="WWNum4">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3" style:family="paragraph" style:parent-style-name="Standard" style:list-style-name="WWNum5">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4" style:family="paragraph" style:parent-style-name="Standard" style:list-style-name="WWNum7">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5" style:family="paragraph" style:parent-style-name="Standard" style:list-style-name="WWNum8">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6" style:family="paragraph" style:parent-style-name="Standard" style:list-style-name="WWNum9">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7" style:family="paragraph" style:parent-style-name="Standard" style:list-style-name="WWNum10">
      <style:paragraph-properties fo:margin-top="0in" fo:margin-bottom="0.104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18" style:family="paragraph" style:parent-style-name="Standard" style:list-style-name="WWNum3">
      <style:paragraph-properties fo:margin-top="0in" fo:margin-bottom="0.1043in" fo:line-height="100%" fo:background-color="#f4f7f9">
        <style:background-image/>
      </style:paragraph-properties>
    </style:style>
    <style:style style:name="P19" style:family="paragraph" style:parent-style-name="Standard" style:list-style-name="WWNum6">
      <style:paragraph-properties fo:margin-top="0.0693in" fo:margin-bottom="0.0693in" fo:line-height="100%" fo:background-color="#f4f7f9">
        <style:background-image/>
      </style:paragraph-properties>
      <style:text-properties fo:color="#566375" style:font-name="Segoe UI" fo:font-size="11.5pt" style:font-name-asian="Times New Roman1" style:font-size-asian="11.5pt" style:font-name-complex="Segoe UI1" style:font-size-complex="11.5pt"/>
    </style:style>
    <style:style style:name="P20" style:family="paragraph" style:parent-style-name="List_20_Paragraph" style:list-style-name="WWNum9"/>
    <style:style style:name="T1" style:family="text">
      <style:text-properties fo:color="#566375" style:font-name="Segoe UI" fo:font-size="11.5pt" style:font-name-asian="Times New Roman1" style:font-size-asian="11.5pt" style:font-name-complex="Segoe UI1" style:font-size-complex="11.5pt"/>
    </style:style>
    <style:style style:name="T2" style:family="text">
      <style:text-properties fo:color="#566375" style:font-name="Segoe UI" fo:font-size="11.5pt" fo:font-weight="bold" style:font-name-asian="Times New Roman1" style:font-size-asian="11.5pt" style:font-weight-asian="bold" style:font-name-complex="Segoe UI1" style:font-size-complex="11.5pt" style:font-weight-complex="bold"/>
    </style:style>
    <style:style style:name="T3" style:family="text">
      <style:text-properties fo:color="#566375" style:font-name="Segoe UI" fo:font-size="11.5pt" style:text-underline-style="solid" style:text-underline-width="auto" style:text-underline-color="font-color" style:font-name-asian="Times New Roman1" style:font-size-asian="11.5pt" style:font-name-complex="Segoe UI1" style:font-size-complex="11.5pt"/>
    </style:style>
    <style:style style:name="T4" style:family="text">
      <style:text-properties fo:color="#566375" style:font-name="Segoe UI" fo:font-size="11.5pt" fo:font-style="italic" style:font-name-asian="Times New Roman1" style:font-size-asian="11.5pt" style:font-style-asian="italic" style:font-name-complex="Segoe UI1" style:font-size-complex="11.5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 passed my AWS Certificate Developer exam with 96%. I have also cleared both Certificate Associate Architect and SysOps exams. Here are my last minute notes</text:p>
      <text:p text:style-name="P2">My result breakdown.</text:p>
      <text:p text:style-name="P2">Overall Score: 96%</text:p>
      <text:p text:style-name="P2">Topic Level Scoring:</text:p>
      <text:p text:style-name="P2">1.0 AWS Fundamentals: 100%</text:p>
      <text:p text:style-name="P2">2.0 Designing and Developing: 100%</text:p>
      <text:p text:style-name="P2">3.0 Deployment and Security: 87%</text:p>
      <text:p text:style-name="P2">4.0 Debugging: 100%</text:p>
      <text:p text:style-name="P2">My last minute notes - taken from the AcloudGuru lectures only. I was hoping to get 100% but not sure which 2 questions I got wrong out of 55 (scratching my head :))</text:p>
      <text:p text:style-name="P2">http://169.254.169.254/latest/meta-data/</text:p>
      <text:p text:style-name="P2">SDK -</text:p>
      <text:p text:style-name="P2">IOS, Android, Browser (Java scripts)</text:p>
      <text:p text:style-name="P2">Java, .NET,</text:p>
      <text:p text:style-name="P2">Node.js, PHP, Python, Ruby</text:p>
      <text:p text:style-name="P2">Go, C++</text:p>
      <text:p text:style-name="P1"><text:span text:style-name="T2">SQS</text:span><text:span text:style-name="T1"> - message oriented API</text:span></text:p>
      <text:p text:style-name="P2">SQS - Message can contain upto 256KB of text, billed at 64KB chunks,</text:p>
      <text:p text:style-name="P2">Single request can have 1 to 10 messages unto maximum of 256KB payload</text:p>
      <text:p text:style-name="P2">Even though there is one message of 256Kb its basically 4 request for billing since (4 * 64KB)</text:p>
      <text:p text:style-name="P2">NO ORDER - SQS messages can be delivered multiple times in any order</text:p>
      <text:p text:style-name="P2">Design - you can have 2 priority queues for priority based message one for higher and other for lower priority</text:p>
      <text:p text:style-name="P2">EC2 instances always poll for messages from the queue (pull from the queue and not push)</text:p>
      <text:p text:style-name="P2">Visibility timeout always start from when the application instance polled the message.</text:p>
      <text:p text:style-name="P2">Great design - Visibility timeout expires that means there is a failure somewhere since that message was polled but not processed and hence not deleted so other some other process will poll the message again and visibility timeout starts again.</text:p>
      <text:p text:style-name="P2"><text:soft-page-break/>Visibility timeout by default is 30 Seconds up to 12 hour maximum (ChangeMessageVisibility) / maximum visibility</text:p>
      <text:p text:style-name="P2">Maximum long polling timeout 20 seconds (http://docs.aws.amazon.com/AWSSimpleQueueService/latest/SQSDeveloperGuide/sqs-long-polling.html) —ReceiveMessageWaitTimeSeconds</text:p>
      <text:p text:style-name="P2">Messages in the Queue can be retained for up to 14 days</text:p>
      <text:p text:style-name="P2">First 1 million request ares free, then $0.50 PER EVERY MILLION REQUESTS</text:p>
      <text:p text:style-name="P2"/>
      <text:p text:style-name="P6">ApproximateNumberOfMessagesVisible - The number of messages available for retrieval from the queue. ApproximateNumberOfMessagesDelayed - The number of messages in the queue that are delayed and not available for reading immediately. This can happen when the queue is configured as a delay queue or when a message has been sent with a delay parameter. ApproximateAgeOfOldestMessage - The approximate age of the oldest non-deleted message in the queue. ApproximateNumberOfMessagesNotVisible - The number of messages that are "in flight." Messages are considered in flight if they have been sent to a client but have not yet been deleted or have not yet reached the end of their visibility window.</text:p>
      <text:p text:style-name="P3">SNS</text:p>
      <text:p text:style-name="P2">works on a publish - subscribe model, SNS notifies the message, and hence push based approach. Inexpensive pay as you go</text:p>
      <text:p text:style-name="P2">CloudWatch or Autoscaling triggers SNS</text:p>
      <text:p text:style-name="P2">SNS can notify to Email, Text / SMS, SQS or any HTTP end point.</text:p>
      <text:p text:style-name="P2">protocols: HTTP, HTTPS, EMAIL, EMAIL-JSON, SQS or Application - messages can be customized for each protocol</text:p>
      <text:p text:style-name="P2">SNS messages are stored redundantly to multiple AZs</text:p>
      <text:p text:style-name="P2">SNS Dataformat - JSON (Subject, Message, TopicArn, MessageId, unsubscribeURL etc..)</text:p>
      <text:p text:style-name="P2">$0.50 per 1 million SNS request</text:p>
      <text:p text:style-name="P2">Different price for different recipient types</text:p>
      <text:p text:style-name="P2">to HTTP: $0.06 / 100,000 notifications deliveries</text:p>
      <text:p text:style-name="P2">to EMAIL: $2 / 100,000 notifications deliveries</text:p>
      <text:p text:style-name="P2">to SMS: $0.75 / 100 notifications deliveries</text:p>
      <text:p text:style-name="P2">http://docs.aws.amazon.com/sns/latest/dg/mobile-push-send-devicetoken.html (CreatePlatformEndpoint API)</text:p>
      <text:p text:style-name="P1"><text:span text:style-name="T2">SWF</text:span><text:span text:style-name="T1"> - task oriented API</text:span></text:p>
      <text:p text:style-name="P2"><text:soft-page-break/>Simple Work flow - human interaction to complete order or collection of services to complete a work order.</text:p>
      <text:p text:style-name="P2">Workers - interact with SWF to get task, process received task and return the result</text:p>
      <text:p text:style-name="P2">Deciders - program that co-ordinates the tasks, i.e. - ordering, concurrency and scheduling</text:p>
      <text:p text:style-name="P2">Workers and Deciders can run independently</text:p>
      <text:p text:style-name="P2">TASK is only assigned ONCE and NEVER DUPLICATED (key difference from SQS where messages can be processed multiple times)</text:p>
      <text:p text:style-name="P2">SWF Domain - think of it as a container for the work flow. you can register a domain by Console or API</text:p>
      <text:p text:style-name="P2">Maximum workflow processing time can 1 year (equivalent seconds) - SQS is 12 hours processing time</text:p>
      <text:p text:style-name="P3">CloudFormation</text:p>
      <text:p text:style-name="P2">Use of CFT, Beanstalk and Autoscaling are free but you pay for the AWS resources that these services create.</text:p>
      <text:p text:style-name="P2">Fn::GetAtt - values that you can use to return result for an AWS created resource or used to display in output</text:p>
      <text:p text:style-name="P2">By Default - rollback everything on error</text:p>
      <text:p text:style-name="P2">Infrastructure as a code, Version controlled, declarative and flexible</text:p>
      <text:p text:style-name="P3">ElasticBeanstalk</text:p>
      <text:p text:style-name="P2">Its uses ASG,ELB,EC2,RDS,SNS and S3 to provision things.</text:p>
      <text:p text:style-name="P2">Environment Tier - Webserver, Worker</text:p>
      <text:p text:style-name="P2">Predefined Configurations - IIS, Node.JS, PHP, Python, Ruby, Tomcat, Go, .NET,</text:p>
      <text:p text:style-name="P2">preconfigured docker: Glassfish, Python or generic docker</text:p>
      <text:p text:style-name="P2">Environment URL - has to be unique</text:p>
      <text:p text:style-name="P2">Dashboard - Recent events, Monitor, Logs, Alarms, Upload and Deploy and Configurations</text:p>
      <text:p text:style-name="P2">Configuration - Scaling, Instances (DIRTMCG instance types, key pair), Notifications, Software configuration (e.g. PHP.ini), Networking tier (ELB, VPC config), Data tier(RDS)</text:p>
      <text:p text:style-name="P2">Environment properties (Access key and secret key as parameters)</text:p>
      <text:p text:style-name="P3">DynamoDB</text:p>
      <text:p text:style-name="P2">fast - flexible No sql database - single digit ms latency, fully managed, supports document and key-value (web, gaming, ad-tech, IOT)..</text:p>
      <text:p text:style-name="P2"><text:soft-page-break/>Table, Item (row), attribute (key - value)</text:p>
      <text:p text:style-name="P2">Eventual Consistent Reads vs Strongly Consistent Reads</text:p>
      <text:p text:style-name="P2">Read Capacity Units, Write Capacity Units (can be scaled up) - push button scalability</text:p>
      <text:p text:style-name="P2">Writes are written to 3 different location / facilities/ datacenter (synchronous) - Amazon DynamoDB synchronously replicates data across three facilities in an AWS Region, giving you high availability and data durability.</text:p>
      <text:p text:style-name="P4">Two types of primary key -</text:p>
      <text:p text:style-name="P2">(1) Single Attribute (think unique id) - Partition Key (Hash Key) composted of 1 attribute (no nesting allowed here) - Partition key will help determine the physical location of data.</text:p>
      <text:p text:style-name="P2">(2) Composite key (think unique id and range) - Partition Key(Hash Key) &amp; Sort Key (Range key - e.g date) - composed of 2 attributes - if two data have same partition key (same location) it must have a different sort key, and they will be stored together on single location.</text:p>
      <text:p text:style-name="P4">Secondary Indexes</text:p>
      <text:p text:style-name="P2">(1) Local Secondary Index - Same Partion Key + Different Sort Key ( can only be created while creating the table, cannot be added/removed or modified later)</text:p>
      <text:p text:style-name="P2">(2) Global Secondary Index - Different Partition Key + Different Sort Key ( can be created during the table creation or can be added later or removed / modified later)</text:p>
      <text:p text:style-name="P4">DynamoDB Streams</text:p>
      <text:p text:style-name="P2">use to capture any kinda modification to the dynamo db table, Lambda can capture events and push notifications thru SES</text:p>
      <text:p text:style-name="P2">Table can be exported to csv (either select all items )</text:p>
      <text:p text:style-name="P4">Query vs Scan</text:p>
      <text:p text:style-name="P2">Query operation finds item in a table using only primary key attribute values , must provide partition attribute name and the value to search for, you can optionally provide a sort key attribute name and value to refine search results (e.g. all the forums with this ID since last 7 days). By default Query returns all the data attributes for those items with specified primary keys. You can further use ProjectionExpression parameter to only return a selected attributes.</text:p>
      <text:p text:style-name="P2">Query results are always sorted by the sort key (ascending for both numbers and string by default). To reverse the sort order set the ScanIndexForward parameter to false</text:p>
      <text:p text:style-name="P2">By Default Queries are going to be Eventually consistent but can be changed to StronglyConsistent.</text:p>
      <text:p text:style-name="P2"><text:soft-page-break/>Scan operation is basically examines every item - e.g. dumping the entire table, by default Scan returns all the data attributes but we could use ProjectionExpression parameter to only return a selected attributes.</text:p>
      <text:p text:style-name="P2">Query operation is more efficient than scan operation</text:p>
      <text:p text:style-name="P2">For quick response time design your table in a way that you can use Query Get or BatchGetItem API (read multiple items - can get upto 100 items or up to 1MB of data) ,</text:p>
      <text:p text:style-name="P2">Alternatively design your application to use scan operation in a way that minimize impact of your table’s request rate since it can use up the entire table’s provisioned throughput in a single scan operation</text:p>
      <text:p text:style-name="P5">DAX ( DynamoDB Accelerator)</text:p>
      <text:list xml:id="list3515969883431634141" text:style-name="L1">
        <text:list-item>
          <text:p text:style-name="P8">special design for dyanamoDB read performance</text:p>
        </text:list-item>
        <text:list-item>
          <text:p text:style-name="P8"><text:s/>5 mins of TTL by default</text:p>
        </text:list-item>
        <text:list-item>
          <text:p text:style-name="P8">10 clusters we can have</text:p>
        </text:list-item>
        <text:list-item>
          <text:p text:style-name="P8">Mutli AZ ( alteast 10)</text:p>
        </text:list-item>
      </text:list>
      <text:p text:style-name="P2"/>
      <text:p text:style-name="P5">DynamoDB Provisioned Throughput calculations</text:p>
      <text:p text:style-name="P2">Items == rows</text:p>
      <text:p text:style-name="P4">Read Provisioned Throughput</text:p>
      <text:list xml:id="list5948254086607456941" text:style-name="WWNum1">
        <text:list-item>
          <text:p text:style-name="P9">All units are rounded up to 4KB increments</text:p>
        </text:list-item>
        <text:list-item>
          <text:p text:style-name="P9">Eventual Consistent reads (default) consist of 2 reads per second</text:p>
        </text:list-item>
        <text:list-item>
          <text:p text:style-name="P9">Strongly Consistent reads consist of 1 read per second</text:p>
        </text:list-item>
      </text:list>
      <text:p text:style-name="P2">( Size of Read Rounded to nearest 4KB Chunk / 4 KB * no of items ) / 2 &lt;— if eventual consistency</text:p>
      <text:p text:style-name="P2">( Size of Read Rounded to nearest 4KB Chunk / 4 KB * no of items ) / 1 &lt;— if strongly consistency</text:p>
      <text:p text:style-name="P4">Write Provisioned Throughput</text:p>
      <text:list xml:id="list2927629329804445231" text:style-name="WWNum2">
        <text:list-item>
          <text:p text:style-name="P10">All units are rounded up to 1KB increments</text:p>
        </text:list-item>
        <text:list-item>
          <text:p text:style-name="P10">All writes consist of 1 write per second</text:p>
        </text:list-item>
      </text:list>
      <text:p text:style-name="P2">( Size of write in KB * no of items ) / 1</text:p>
      <text:p text:style-name="P2"><text:soft-page-break/>When you exceed your maximum allowed provisioned throughput for a table or one or more global secondary index you will get 400 HTTP Status code - ProvisionedThroughputExceededException</text:p>
      <text:p text:style-name="P2">AssumeRolewithWebIdentity role</text:p>
      <text:p text:style-name="P2">Idempotent conditional write</text:p>
      <text:p text:style-name="P2">Atomic counters - always need to increment so its not idempotent</text:p>
      <text:p text:style-name="P2">if data is critical and no margin of error then must use Idempotent conditional write.</text:p>
      <text:p text:style-name="P2">http://docs.aws.amazon.com/amazondynamodb/latest/developerguide/Limits.html#limits-tables</text:p>
      <text:p text:style-name="P2">Only Tables(256 table per region) and ProvisionedThroughput(80 K read, 80K write per account for US east, 20K for other regions) limits can be increased</text:p>
      <text:p text:style-name="P2">http://docs.aws.amazon.com/amazondynamodb/latest/developerguide/QueryAndScanGuidelines.html (Reduce Page Size for Scan operation and Isolate Scan Operation)</text:p>
      <text:p text:style-name="P2"/>
      <text:p text:style-name="P6">ConditionalCheckFailedRequests - The number of failed attempts to perform conditional writes. The PutItem, UpdateItem, and DeleteItem operations let you provide a logical condition that must evaluate to true before the operation can proceed. If this condition evaluates to false, ConditionalCheckFailedRequests is incremented by one. WriteThrottleEvents - Requests to DynamoDB that exceed the provisioned write capacity units for a table or a global secondary index. ThrottledRequests - Requests to DynamoDB that exceed the provisioned throughput limits on a resource (such as a table or an index). UserErrors - Reports all 400 errors that indicates client-errors. This excludes ConditionalCheckFailedException as it is reported in ConditionalCheckFailedRequests metric<text:bookmark text:name="_GoBack"/></text:p>
      <text:p text:style-name="P4">S3</text:p>
      <text:list xml:id="list3935796668295339962" text:style-name="WWNum3">
        <text:list-item>
          <text:p text:style-name="P11">secure, durable, highly scalable object store (1 byte to 5TB), universal namespace (must be unique bucket - regardless of regions),object based key value store, VersionID, Metadata, ACL</text:p>
        </text:list-item>
        <text:list-item>
          <text:p text:style-name="P11">The total volume of data and number of objects you can store are unlimited. Individual Amazon S3 objects can range in size from 1 byte to 5 terabytes. The largest object that can be uploaded in a single PUT is 5 gigabytes. For objects larger than 100 megabytes, customers should consider using the Multipart Upload capability. it mean the largest single file into S3 is 5G, but after the 5G files are in S3, they can be assembled into a 5T file,</text:p>
        </text:list-item>
        <text:list-item>
          <text:p text:style-name="P11">You can use a Multipart Upload for objects from 5 MB to 5 TB in size (Exam question, scenario where more than 5GB file needs to be uploaded)</text:p>
        </text:list-item>
        <text:list-item>
          <text:p text:style-name="P11"><text:soft-page-break/>object based storage vs block based Storage (EFS)</text:p>
        </text:list-item>
        <text:list-item>
          <text:p text:style-name="P11">data is spread out in multiple facilities, you can loose two facilities and still have access to files</text:p>
        </text:list-item>
        <text:list-item>
          <text:p text:style-name="P11">For PUTS of New Objects (Read after Write Consistency), For Overwrite PUTS and DELETE (Eventual Consistency)</text:p>
        </text:list-item>
        <text:list-item>
          <text:p text:style-name="P18"><text:span text:style-name="T1">http://docs.aws.amazon.com/general/latest/gr/aws</text:span><text:span text:style-name="T4">service</text:span><text:span text:style-name="T1">limits.html#limits_s3 ( Number of S3 bucket limit per account — 100)</text:span></text:p>
        </text:list-item>
      </text:list>
      <text:p text:style-name="P4">Storage Tiers/ Class</text:p>
      <text:p text:style-name="P2">S3 Standard - Durability (11 9s), Availability (99.99 %) - reliable regular for just about everything</text:p>
      <text:p text:style-name="P2">S3 IA (Infrequent Access) - Durability (11 9s), Availability (99.9 %) - accessed every 1 month to 6 months or so (infrequent) but rapid access and low retrieval time (few ms)</text:p>
      <text:p text:style-name="P2">S3 RRS(Reduced Redundant Storage)- Durability (99.99%), Availability (99.99 %) - less durability (data that can easily be regenerated - e.g thumbnails) - cheapest of all s3, less fault tolerant then the other two since you are willing to loose the data, reproducible data</text:p>
      <text:p text:style-name="P2">Glacier - for archival only (3 to 5 hours restore time)</text:p>
      <text:p text:style-name="P2">S3 price - charged for Storage, number of requests, data transfer (tiered so more you use less charge)</text:p>
      <text:p text:style-name="P2">bucket name has to be all lowercase letters</text:p>
      <text:p text:style-name="P2">S3 for static website hosting (Static Website Hosting &gt; Enable website hosting) - no dynamic</text:p>
      <text:p text:style-name="P2">Any time you create a bucket nothing is publicly accessible / Any time you add an object to a bucket its private by default (you will get 403) &gt; Make the files public (even for public hosting)</text:p>
      <text:p text:style-name="P2">every object inside the bucket can have different storage class (S3 standard, S3-IA, S3-RRS) and you can turn on server side encryption (AES - 256)</text:p>
      <text:p text:style-name="P2">regular bucket link: https://s3-eu-west-1.amazonaws.com/ankittest &lt;— https</text:p>
      <text:p text:style-name="P2">bucket with Static website hosting: http://ankittestsite.s3-website-eu-west-1.amazonaws.com &lt;— http (has to be for static hosting), you can turn it into SSL / https with cloudfront though</text:p>
      <text:p text:style-name="P1"><text:span text:style-name="T3">CORS (CROSS ORIGIN RESOURCE SHARING)</text:span><text:span text:style-name="T1"> - to avoid the use of proxy</text:span></text:p>
      <text:p text:style-name="P1"><text:span text:style-name="T3">Versioning</text:span><text:span text:style-name="T1"> - once enable you cannot disable versioning / although it can be suspend it , if you want to turn it off delete the bucket and recreate (version id)</text:span></text:p>
      <text:p text:style-name="P2"><text:soft-page-break/>Once you delete the delete marker, you can get the file back that you have deleted while versioning on</text:p>
      <text:p text:style-name="P2">every version is stored separately in the bucket for each version / might not be a good choice for cost perspective for large media files., multiple updates use case also not ideal for versioning.</text:p>
      <text:p text:style-name="P2">Versioning’s MFA Delete Capability can be used to provide additional layer of security.</text:p>
      <text:p text:style-name="P1"><text:span text:style-name="T3">Cross Region Replication</text:span><text:span text:style-name="T1"> - (requires versioning enabled on source and destination buckets)</text:span></text:p>
      <text:p text:style-name="P2">you can enable - need source and destination bucket (create a new bucket, source bucket will not show up on drop down of destination)</text:p>
      <text:p text:style-name="P2">Existing objects will not be replicated, only new objects will be replicated across the region</text:p>
      <text:p text:style-name="P4">Lifecycle management in S3</text:p>
      <text:p text:style-name="P2">(1) when versioning is disabled</text:p>
      <text:p text:style-name="P2">Transition to IA S3 - min 30 days and has a 128KB minimum of object size</text:p>
      <text:p text:style-name="P2">Archive to Glacier - min 1 day if IA is not checked, min 60 day if Transition to IA S3 is checked</text:p>
      <text:p text:style-name="P2">Permanently Delete - min 2 day if IA is not checked and 1 is selected for Glacier, min 61 day if IA is selected 30, Glacier is selected 60.</text:p>
      <text:p text:style-name="P2">(2) when versioning is enabled you have lifecycle management options to take action on previous version as well as current version.</text:p>
      <text:p text:style-name="P4">Security and Encryption in S3</text:p>
      <text:list xml:id="list5230359779005701327" text:style-name="WWNum4">
        <text:list-item>
          <text:p text:style-name="P12">by default newly created buckets are private</text:p>
        </text:list-item>
        <text:list-item>
          <text:p text:style-name="P12">Access control using Bucket Policies (entire bucket) and ACL(individual objects and folders)</text:p>
        </text:list-item>
        <text:list-item>
          <text:p text:style-name="P12">access logs - all the request made to S3 buckets, to another bucket or another account’s S3 bucket</text:p>
        </text:list-item>
      </text:list>
      <text:p text:style-name="P2">Encryption</text:p>
      <text:p text:style-name="P2">(1) In Transit - SSL / TLS</text:p>
      <text:p text:style-name="P2">(2) Data at rest</text:p>
      <text:p text:style-name="P2">Server Side Encryption</text:p>
      <text:list xml:id="list5972916305533078522" text:style-name="WWNum5">
        <text:list-item>
          <text:p text:style-name="P13">SSE- S3 Server Side Encryption with S3 managed keys, (amazon AES 256 handled for you) - click on the object and encrypt</text:p>
        </text:list-item>
        <text:list-item>
          <text:p text:style-name="P13"><text:soft-page-break/>SSE - KMS - AWS Key management services , managed keys - additional charges / audit trail of keys, amazon manage keys</text:p>
        </text:list-item>
        <text:list-item>
          <text:p text:style-name="P13">SSE - C - Server side encryption with Customer provided keys - you manage encryption keys</text:p>
        </text:list-item>
      </text:list>
      <text:p text:style-name="P2">Client Side Encryption</text:p>
      <text:list xml:id="list5789772492761390748" text:style-name="WWNum6">
        <text:list-item>
          <text:p text:style-name="P19">you encrypt the data on client side and upload to s3</text:p>
        </text:list-item>
      </text:list>
      <text:p text:style-name="P2">Every non-anonymous request to S3 must contain authentication information to establish the identity of the principal making the request. In REST, this is done by first putting the headers in a canonical format, then signing the headers using your AWS Secret Access Key.</text:p>
      <text:p text:style-name="P2">You can insert a presigned url into a webpage to download private data directly from S3.</text:p>
      <text:p text:style-name="P2">The object creation REST APIs (see Specifying Server-Side Encryption Using the REST API) provide a request header, x-amz-server-side-encryption that you can use to request server-side encryption.</text:p>
      <text:p text:style-name="P4">S3 Transfer Acceleration</text:p>
      <text:p text:style-name="P2">Utilize local edge locations to upload content to S3 - incur extra cost</text:p>
      <text:p text:style-name="P2">further away you are the more benefit you get (faster)</text:p>
      <text:p text:style-name="P4">GateWay</text:p>
      <text:p text:style-name="P2">(1) Gateway stored volumes - entire dataset is stored onsite and asynchronously backed up to S3</text:p>
      <text:p text:style-name="P2">(2) Gateway cached volumes - Most frequently used data is stored onsite and entire dataset is stored on S3</text:p>
      <text:p text:style-name="P2">(3) Gateway Virtual Taped library - Used for backup if you don’t want to use Tapes, like Netbackups etc..</text:p>
      <text:p text:style-name="P4">Import Export</text:p>
      <text:p text:style-name="P2">Import / Export Disk</text:p>
      <text:list xml:id="list4084567737439597403" text:style-name="WWNum7">
        <text:list-item>
          <text:p text:style-name="P14">Import to S3, EBS, Glacier</text:p>
        </text:list-item>
        <text:list-item>
          <text:p text:style-name="P14">export from S3</text:p>
        </text:list-item>
      </text:list>
      <text:p text:style-name="P4">Import / Export Snowball</text:p>
      <text:list xml:id="list1950348200957535807" text:style-name="WWNum8">
        <text:list-item>
          <text:p text:style-name="P15">Import to S3</text:p>
        </text:list-item>
        <text:list-item>
          <text:p text:style-name="P15">Export to S3</text:p>
        </text:list-item>
      </text:list>
      <text:p text:style-name="P2">S3 stored data in alphabetical / lexigraphical order. so if you want to spread the load across S3, filename should not be similar (Optimize performance)</text:p>
      <text:p text:style-name="P3"><text:soft-page-break/>CloudFront</text:p>
      <text:p text:style-name="P2">Content Delivery Network - edge locations, reduced latency, traffic serves from the closest nodes</text:p>
      <text:p text:style-name="P2">Edge locations - content will be cached (over 50), different from region / AZ. TTL (speed of image // media is quicker - first user suffers the performance), can be not only read only (you can write it)</text:p>
      <text:p text:style-name="P2">Origin can be - S3, EC2, ELB, Route53 also NON AWS origin server ,</text:p>
      <text:p text:style-name="P2">Distribution - name given to the CDN consist of collection of Edge locations</text:p>
      <text:p text:style-name="P2">(1) Web Distribution -</text:p>
      <text:p text:style-name="P2">(2) RTMP (media streaming / flash) Distribution - for Adobe flash files only</text:p>
      <text:p text:style-name="P2">you can have multiple origins of a distribution</text:p>
      <text:p text:style-name="P2">Path Pattern (*)</text:p>
      <text:p text:style-name="P2">Restrict viewer access by signed URL or Signed Cookies</text:p>
      <text:p text:style-name="P2">Restrict content based on geo location (whitelist and blacklist)</text:p>
      <text:p text:style-name="P2">Create invalidate - invalidate TTL (you pay for it) like purge in Akamai</text:p>
      <text:p text:style-name="P1"><text:span text:style-name="T2">VPC</text:span><text:span text:style-name="T1"> - logical datacenters in AWS</text:span></text:p>
      <text:p text:style-name="P2">Can span multiple AZ, but can’t span multiple regions, PEER VPC, but no Transitive Peering</text:p>
      <text:p text:style-name="P2">Custom VPC has to be /16 can’t go higher then that /8 is not allowed</text:p>
      <text:p text:style-name="P2">When you create Custom VPC it creates default security group, default network ACL and default route table., it doesn’t create default Subnet</text:p>
      <text:p text:style-name="P2">One Subnet == one AZ, you can have security group spanning multiple AZ, ACL’s span across AZ (assign sg and ACL to two different subnets)</text:p>
      <text:p text:style-name="P2">any CIDR block 5 reserved IPs (.0, .1, .2, .3, .255)</text:p>
      <text:p text:style-name="P2">so for CIRD block /24: 2^8 - 5 = 256 - 5 = 251 available IP address space</text:p>
      <text:p text:style-name="P2">when you create internet gateway, by default its detached, attach it to VPC then, only 1 IGW per VPC</text:p>
      <text:p text:style-name="P2">When you create a VPC Default Routetable(Main Routable) is created where the default Routes are,</text:p>
      <text:p text:style-name="P2">10.0.0.0/16 Local &lt;— all subnets inside VPC will be able to talk to each other</text:p>
      <text:p text:style-name="P2">Don’t touch Main route table</text:p>
      <text:p text:style-name="P2"><text:soft-page-break/>Create another routetable for route out to internet (0.0.0.0/0 IGW) &lt;— route out to the internet</text:p>
      <text:p text:style-name="P2">Last thing you associate this new route table to one of the subnet which will make it public. (you can enable auto assign public IP for the public subnet)</text:p>
      <text:p text:style-name="P2">1 subnet can have 1 routetable</text:p>
      <text:p text:style-name="P2">ICMP is for ping / monitor</text:p>
      <text:p text:style-name="P2">NAT instance and NAT gateway</text:p>
      <text:p text:style-name="P2">NAT Instance - disable source / destination check., always behind security group, must be in public subnet, must have an EIP, ,must be a route out of the private subnet to NAT</text:p>
      <text:p text:style-name="P2">Increase the instance size if bottleneck</text:p>
      <text:p text:style-name="P2">Change the main route table - add a route (0.0.0.0/0 NAT Instance target)</text:p>
      <text:p text:style-name="P2">NAT Instance is a single point of failover (put it behind a ASG),</text:p>
      <text:p text:style-name="P2">NAT gateway - released in 2016 - amazon handled</text:p>
      <text:p text:style-name="P2">Amazon maintains it for you, no need to handle yourself. (security patches applied by AWS)</text:p>
      <text:p text:style-name="P2">You can just create the gateway and assign EIP (put it in public subnet) (automatically assigned)</text:p>
      <text:p text:style-name="P2">Change the main route table - add a route (0.0.0.0/0 NAT gateway target)</text:p>
      <text:p text:style-name="P2">No need for disable source/destination check or no need to put it behind a security group - it handles it for you.</text:p>
      <text:p text:style-name="P2">Highly available / redundancy no need for ASG.NAT gateways are little bit costly - always use it in production scale automatically up to 10Gbps</text:p>
      <text:p text:style-name="P3">ACL vs SG</text:p>
      <text:p text:style-name="P2">Security groups are statefull - any inbound rule , applies to outbound as well (Only Allow rules)</text:p>
      <text:list xml:id="list429953162419445777" text:style-name="WWNum9">
        <text:list-item>
          <text:p text:style-name="P16">by default all inbound deny, all outbound allow</text:p>
        </text:list-item>
        <text:list-item>
          <text:p text:style-name="P16">can span across AZ</text:p>
        </text:list-item>
      </text:list>
      <text:p text:style-name="P2">ACL are stateless -</text:p>
      <text:list xml:id="list3437257819473103312" text:style-name="WWNum10">
        <text:list-item>
          <text:p text:style-name="P17">For default ACL, all inbound and outbound rules are allowed by default - associated with all subnets in VPC by default</text:p>
        </text:list-item>
        <text:list-item>
          <text:p text:style-name="P17">for Custom ACL, all inbound and outbound traffic is denied by default - not associated with any subnet</text:p>
        </text:list-item>
        <text:list-item>
          <text:p text:style-name="P17"><text:soft-page-break/>1 subnet is only associated with ACL. granular rules for ACLs, numbered rules (recommended steps of 100)</text:p>
        </text:list-item>
        <text:list-item>
          <text:p text:style-name="P17">rule no. 99 takes precedence over rule no. 100 (if 99 is blocked and 100 is allowed) 99 will be executed.</text:p>
        </text:list-item>
        <text:list-item>
          <text:p text:style-name="P17">Can SPAN across AZ</text:p>
        </text:list-item>
      </text:list>
      <text:p text:style-name="P2">Ephemeral port - 1024 - 65535 should be allowed to take traffic.</text:p>
      <text:p text:style-name="P2">if you want to BLOCK IP address then must use ACL, because security group doesn’t have deny</text:p>
      <text:p text:style-name="P2">Bastion - keep it in public subnet to allow SSH / RDP into instances into private subnets (High availability - Bation in two public subnets and also ASG - Route 53 running Health checks on those Bastion)</text:p>
      <text:p text:style-name="P2">VPC Flowlogs: to capture all the traffic information into logs - logs everything (create IAM role and create cloud watch log group - and log stream)</text:p>
      <text:p text:style-name="P2">VPC Cleanup: can’t delete VPC if you have active running instance or ELB is running</text:p>
      <text:p text:style-name="Standard"/>
      <text:p text:style-name="Standard"/>
      <text:p text:style-name="Standard">My Notes:</text:p>
      <text:p text:style-name="Standard">Load Balancer: </text:p>
      <text:list xml:id="list28583861" text:continue-list="list429953162419445777" text:style-name="WWNum9">
        <text:list-item>
          <text:list>
            <text:list-item>
              <text:p text:style-name="P20">Classic load balancer requires static ports</text:p>
            </text:list-item>
          </text:list>
        </text:list-item>
      </text:list>
      <text:p text:style-name="Standard"/>
      <text:p text:style-name="Standard">API: </text:p>
      <text:list xml:id="list28587980" text:continue-numbering="true" text:style-name="WWNum9">
        <text:list-item>
          <text:list>
            <text:list-item>
              <text:p text:style-name="P20">400 error Rest API is throttled because of client</text:p>
            </text:list-item>
            <text:list-item>
              <text:p text:style-name="P20">Default TTL of cache is 300 seconds, max I hour (3600)</text:p>
            </text:list-item>
            <text:list-item>
              <text:p text:style-name="P20">Caches are defined in stage level </text:p>
            </text:list-item>
            <text:list-item>
              <text:p text:style-name="P20">cache capacity of 0.5 to 237 GB </text:p>
            </text:list-item>
            <text:list-item>
              <text:p text:style-name="P20">client can invalidate the cache by passing the “cache-control:max-age=0'</text:p>
            </text:list-item>
          </text:list>
        </text:list-item>
      </text:list>
      <text:p text:style-name="Standard"/>
      <text:p text:style-name="Standard">Lambda:</text:p>
      <text:p text:style-name="Standard"><text:s/>Memory Allocation- 128 to 3008 ( incremented by 64 mb)</text:p>
      <text:p text:style-name="Standard">Maximum concurrency limits- 1000(can be increased by ticket)</text:p>
      <text:p text:style-name="Standard">timeout- 0 to 300 seconds</text:p>
      <text:p text:style-name="Standard"><text:soft-page-break/>Disk space-( function container) – 512 mb</text:p>
      <text:p text:style-name="Standard">code zipped size- 50 MB</text:p>
      <text:p text:style-name="Standard">code zipped with dependencies- 250 MB</text:p>
      <text:p text:style-name="Standard">enivorment variables- 4 KB</text:p>
      <text:p text:style-name="Standard"/>
      <text:p text:style-name="Standard">SAM(Servless Application Model):</text:p>
      <text:p text:style-name="Standard">identity tag: </text:p>
      <text:p text:style-name="Standard"><text:s/>Transform: AWS:Serverless:2016-10-31</text:p>
      <text:p text:style-name="Standard">SAM used to deploy servless application like Lambda function, AWS API and DynamoDB table</text:p>
      <text:p text:style-name="Standard">sample template:</text:p>
      <text:p text:style-name="Standard">Resources:</text:p>
      <text:p text:style-name="Standard">Type: 'AWS::Serverless::Function</text:p>
      <text:p text:style-name="Standard">Type: 'AWS::Serverless::API<text:tab/></text:p>
      <text:p text:style-name="Standard">Type: AWS::Serverless::SimpleTable</text:p>
      <text:p text:style-name="Standard"/>
      <text:p text:style-name="Standard">Comands:</text:p>
      <text:p text:style-name="Standard">aws cloudformation package</text:p>
      <text:p text:style-name="Standard">aws cloudformation deplo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alibr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saratharao, Dinesh</meta:initial-creator>
    <dc:creator>Dinesh Dasaratharao</dc:creator>
    <meta:editing-cycles>10</meta:editing-cycles>
    <meta:creation-date>2018-12-29T23:13:00</meta:creation-date>
    <dc:date>2019-02-10T08:39:08.96</dc:date>
    <meta:editing-duration>PT2H1M11S</meta:editing-duration>
    <meta:generator>OpenOffice/4.1.5$Win32 OpenOffice.org_project/415m1$Build-9789</meta:generator>
    <meta:document-statistic meta:table-count="0" meta:image-count="0" meta:object-count="0" meta:page-count="13" meta:paragraph-count="260" meta:word-count="3562" meta:character-count="214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